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SCommentElement.startOfN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SCommentElement.AbstractPSCommentElement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